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2.798cm" fo:min-width="0cm"/>
    </style:style>
    <style:style style:name="gr2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3.981cm" fo:min-width="5.086cm"/>
    </style:style>
    <style:style style:name="gr3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.91cm" fo:min-width="0cm"/>
    </style:style>
    <style:style style:name="gr4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593cm" fo:min-width="4.947cm"/>
    </style:style>
    <style:style style:name="gr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3.981cm" fo:min-width="6.648cm"/>
    </style:style>
    <style:style style:name="gr6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593cm" fo:min-width="10.915cm"/>
    </style:style>
    <style:style style:name="gr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2.389cm" fo:min-width="9.557cm"/>
    </style:style>
    <style:style style:name="gr8" style:family="graphic" style:parent-style-name="standard">
      <style:graphic-properties draw:stroke="solid" svg:stroke-color="#ff00ff" draw:fill="none" draw:fill-color="#ffffff" draw:textarea-horizontal-align="left" draw:auto-grow-height="true" draw:auto-grow-width="true" fo:min-height="1.195cm" fo:min-width="13.358cm"/>
    </style:style>
    <style:style style:name="gr9" style:family="graphic" style:parent-style-name="standard">
      <style:graphic-properties draw:stroke="solid" svg:stroke-color="#00ff66" draw:fill="none" draw:fill-color="#ffffff" draw:textarea-horizontal-align="left" draw:auto-grow-height="true" draw:auto-grow-width="false" fo:min-height="1.991cm" fo:min-width="0cm"/>
    </style:style>
    <style:style style:name="gr10" style:family="graphic" style:parent-style-name="standard">
      <style:graphic-properties draw:stroke="solid" svg:stroke-color="#00ff66" draw:fill="none" draw:fill-color="#ffffff" draw:textarea-horizontal-align="left" draw:auto-grow-height="true" draw:auto-grow-width="false" fo:min-height="2.389cm" fo:min-width="5.793cm"/>
    </style:style>
    <style:style style:name="gr11" style:family="graphic" style:parent-style-name="standard">
      <style:graphic-properties draw:stroke="solid" svg:stroke-color="#6619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661900" draw:fill="none" draw:fill-color="#ffffff" draw:textarea-horizontal-align="left" draw:auto-grow-height="true" draw:auto-grow-width="false" fo:min-height="3.185cm" fo:min-width="0cm"/>
    </style:style>
    <style:style style:name="gr13" style:family="graphic" style:parent-style-name="standard">
      <style:graphic-properties draw:stroke="solid" svg:stroke-color="#661900" draw:fill="none" draw:fill-color="#ffffff" draw:textarea-horizontal-align="left" draw:auto-grow-height="true" draw:auto-grow-width="false" fo:min-height="1.085cm" fo:min-width="0cm"/>
    </style:style>
    <style:style style:name="gr14" style:family="graphic" style:parent-style-name="standard">
      <style:graphic-properties draw:stroke="solid" svg:stroke-color="#661900" draw:fill="none" draw:fill-color="#ffffff" draw:textarea-horizontal-align="left" draw:auto-grow-height="true" draw:auto-grow-width="false" fo:min-height="1.593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color="#000000" fo:font-size="10pt" style:font-size-asian="10pt" style:font-size-complex="10pt"/>
    </style:style>
    <style:style style:name="T1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69cm" svg:height="3.048cm" svg:x="0.964cm" svg:y="0.983cm">
          <draw:text-box>
            <text:p><text:span text:style-name="T1">Fluss:</text:span><text:span text:style-name="T2"> Funktion f: V^2 -&gt; R</text:span></text:p>
            <text:p><text:span text:style-name="T2">(1) f &lt;= k</text:span></text:p>
            <text:p><text:span text:style-name="T2">(2) A x,y e V: f(x,y) = -f(y,x)</text:span></text:p>
            <text:p><text:span text:style-name="T2">(3) A x e V\{q,s}: 0 = Sum(f(x,V))</text:span></text:p>
            <text:p><text:span text:style-name="T2"/></text:p>
            <text:p><text:span text:style-name="T2">bei präfluss statt (3):</text:span></text:p>
            <text:p><text:span text:style-name="T2">A x e V\{q}: ü(x) = Sum(f(V,x)) &gt;= 0</text:span></text:p>
          </draw:text-box>
        </draw:frame>
        <draw:frame draw:style-name="gr2" draw:text-style-name="P1" draw:layer="layout" svg:width="5.586cm" svg:height="4.231cm" svg:x="6.935cm" svg:y="0.983cm">
          <draw:text-box>
            <text:p><text:span text:style-name="T1">An die Spitze</text:span></text:p>
            <text:p><text:span text:style-name="T2">generiere L</text:span></text:p>
            <text:p><text:span text:style-name="T2">x = head(L)</text:span></text:p>
            <text:p><text:span text:style-name="T2">A x e V: i_x = Grad(x)</text:span></text:p>
            <text:p><text:span text:style-name="T2">While x != NIL</text:span></text:p>
            <text:p><text:span text:style-name="T2"><text:tab/></text:span><text:span text:style-name="T2">h_alt = h(x)</text:span></text:p>
            <text:p><text:span text:style-name="T2"><text:tab/></text:span><text:span text:style-name="T2">LEERE(x)</text:span></text:p>
            <text:p><text:span text:style-name="T2"><text:tab/></text:span><text:span text:style-name="T2">if h_alt &lt; h(x)</text:span></text:p>
            <text:p><text:span text:style-name="T2"><text:tab/></text:span><text:span text:style-name="T2"><text:tab/></text:span><text:span text:style-name="T2">x in front of L</text:span></text:p>
            <text:p><text:span text:style-name="T2"><text:tab/></text:span><text:span text:style-name="T2">x = nachfolger von x in L</text:span></text:p>
          </draw:text-box>
        </draw:frame>
        <draw:frame draw:style-name="gr3" draw:text-style-name="P1" draw:layer="layout" svg:width="5.946cm" svg:height="1.16cm" svg:x="0.987cm" svg:y="4.031cm">
          <draw:text-box>
            <text:p><text:span text:style-name="T1">Bem</text:span><text:span text:style-name="T2"> Residualkapazität k_f = k - f</text:span></text:p>
            <text:p><text:span text:style-name="T2">k_f(x,y) + k_f(y,x) = k(x,y) + k(y,x)</text:span></text:p>
          </draw:text-box>
        </draw:frame>
        <draw:frame draw:style-name="gr4" draw:text-style-name="P1" draw:layer="layout" svg:width="5.447cm" svg:height="1.843cm" svg:x="12.535cm" svg:y="0.983cm">
          <draw:text-box>
            <text:p><text:span text:style-name="T3">Höhenfunktion</text:span><text:span text:style-name="T2"> h: V -&gt; N0:</text:span></text:p>
            <text:p><text:span text:style-name="T2">(1) h(q) = |V|</text:span></text:p>
            <text:p><text:span text:style-name="T2">(2) h(s) = 0</text:span></text:p>
            <text:p><text:span text:style-name="T2">(3) A (x,y) e E_f: h(x) - h(y) &lt;= 1</text:span></text:p>
          </draw:text-box>
        </draw:frame>
        <draw:frame draw:style-name="gr5" draw:text-style-name="P1" draw:layer="layout" svg:width="7.148cm" svg:height="4.231cm" svg:x="12.521cm" svg:y="2.865cm">
          <draw:text-box>
            <text:p><text:span text:style-name="T1">LEERE</text:span></text:p>
            <text:p><text:span text:style-name="T2">solange ü(x) &gt; 0</text:span></text:p>
            <text:p><text:span text:style-name="T2"><text:tab/></text:span><text:span text:style-name="T2">if i_x &gt; 0</text:span></text:p>
            <text:p><text:span text:style-name="T2"><text:tab/></text:span><text:span text:style-name="T2"><text:tab/></text:span><text:span text:style-name="T2">y = n_x(i_x)</text:span></text:p>
            <text:p><text:span text:style-name="T2"><text:tab/></text:span><text:span text:style-name="T2"><text:tab/></text:span><text:span text:style-name="T2">if (x,y) puschbar, pushe es</text:span></text:p>
            <text:p><text:span text:style-name="T2"><text:tab/></text:span><text:span text:style-name="T2"><text:tab/></text:span><text:span text:style-name="T2">else i_x --</text:span></text:p>
            <text:p><text:span text:style-name="T2"><text:tab/></text:span><text:span text:style-name="T2">else Lifte(x)</text:span></text:p>
            <text:p><text:span text:style-name="T2"><text:tab/></text:span><text:span text:style-name="T2"><text:tab/></text:span><text:span text:style-name="T2">i_x = Grad(x)</text:span></text:p>
            <text:p><text:span text:style-name="T2"/></text:p>
            <text:p><text:span text:style-name="T2">mit n_x array der nachbarn von x</text:span></text:p>
          </draw:text-box>
        </draw:frame>
        <draw:frame draw:style-name="gr6" draw:text-style-name="P2" draw:layer="layout" svg:width="11.415cm" svg:height="1.843cm" svg:x="1.142cm" svg:y="5.253cm">
          <draw:text-box>
            <text:p><text:span text:style-name="T3">Pusch</text:span><text:span text:style-name="T4">(x,y) bis zu kapazität des überschusses aus x nach y nur wenn,</text:span></text:p>
            <text:p><text:span text:style-name="T4">ü(x) &gt; 0</text:span></text:p>
            <text:p><text:span text:style-name="T4">x e V\{q,s}</text:span></text:p>
            <text:p><text:span text:style-name="T4">h(x) - h(y) = 1</text:span></text:p>
          </draw:text-box>
        </draw:frame>
        <draw:frame draw:style-name="gr7" draw:text-style-name="P1" draw:layer="layout" svg:width="10.057cm" svg:height="2.639cm" svg:x="9.636cm" svg:y="7.096cm">
          <draw:text-box>
            <text:p><text:span text:style-name="T3">Lifte</text:span><text:span text:style-name="T2">(x)</text:span></text:p>
            <text:p><text:span text:style-name="T2">h(x) = 1 + min{h(y) | (x,y) e E_f} nur wenn,</text:span></text:p>
            <text:p><text:span text:style-name="T2">x e V\{q,s}</text:span></text:p>
            <text:p><text:span text:style-name="T2">ü(x) &gt; 0</text:span></text:p>
            <text:p><text:span text:style-name="T2">(3) h(x) &lt;= min {h(y) | (x,y) e E_f} </text:span></text:p>
            <text:p><text:span text:style-name="T2">zu (3): keine tiefergelegenen nachbarknoten im residualgraph</text:span></text:p>
          </draw:text-box>
        </draw:frame>
        <draw:frame draw:style-name="gr8" draw:text-style-name="P1" draw:layer="layout" svg:width="13.858cm" svg:height="1.445cm" svg:x="5.826cm" svg:y="9.763cm">
          <draw:text-box>
            <text:p><text:span text:style-name="T3">Sym DIff</text:span><text:span text:style-name="T2"> D = (P\Q) u (Q\P)</text:span></text:p>
            <text:p><text:span text:style-name="T2">besteht aus Wegen, deren Kanten alternierend in P und Q liegen</text:span></text:p>
            <text:p><text:span text:style-name="T2">mit P eine Paarung und Q eine maximale Paarung. Zyklen haben daher gerade Länge</text:span></text:p>
          </draw:text-box>
        </draw:frame>
        <draw:frame draw:style-name="gr9" draw:text-style-name="P1" draw:layer="layout" svg:width="18.923cm" svg:height="2.241cm" svg:x="1.04cm" svg:y="11.279cm">
          <draw:text-box>
            <text:p><text:span text:style-name="T2">E[Sum(X_i)] = Sum(E[X_i])</text:span></text:p>
            <text:p><text:span text:style-name="T2">Pr[E1 | E2] = Pr[E1 ^ E2] / Pr[E2] bedingte wahrscheinlichkeit für eintreten von Ereignis1 unter Voraussetzung E2</text:span></text:p>
            <text:p><text:span text:style-name="T2">Wenn: Pr[E_1 | E_2] = Pr[E_1] oder Pr[E_1] * Pr[E_2] = Pr[E_1 ^ E_2] heißen E_1 und E_2 unabhängig</text:span></text:p>
            <text:p><text:span text:style-name="T2"/></text:p>
            <text:p><text:span text:style-name="T2">Folgerung: Pr[Cut(E_i)] = Pr[E_1 | E_2 ^ ... ^ E_n] * ... * Pr[E_n-1 | E_n] * Pr[E_n]</text:span></text:p>
          </draw:text-box>
        </draw:frame>
        <draw:frame draw:style-name="gr10" draw:text-style-name="P1" draw:layer="layout" svg:width="6.293cm" svg:height="2.639cm" svg:x="3.089cm" svg:y="7.096cm">
          <draw:text-box>
            <text:p><text:span text:style-name="T1">SCHNITT</text:span></text:p>
            <text:p><text:span text:style-name="T2">While |V| &gt;= 3</text:span></text:p>
            <text:p><text:span text:style-name="T2"><text:tab/></text:span><text:span text:style-name="T2">wähle zufällig Kante (x,y) e E</text:span></text:p>
            <text:p><text:span text:style-name="T2"><text:tab/></text:span><text:span text:style-name="T2">entferne alle (x,y) aus E</text:span></text:p>
            <text:p><text:span text:style-name="T2"><text:tab/></text:span><text:span text:style-name="T2">verschmelze x mit y</text:span></text:p>
            <text:p><text:span text:style-name="T2"><text:tab/></text:span><text:span text:style-name="T2">gib S = E aus</text:span></text:p>
          </draw:text-box>
        </draw:frame>
        <draw:frame draw:style-name="gr11" draw:text-style-name="P1" draw:layer="layout" svg:width="14.557cm" svg:height="2.241cm" svg:x="1.048cm" svg:y="13.573cm">
          <draw:text-box>
            <text:p><text:span text:style-name="T1">VonNeumannMinMax </text:span><text:span text:style-name="T2">W := max_p(min_q(p^t*M*q)) = min_q(max_p(p^t*M*q)) gilt immer</text:span></text:p>
            <text:p><text:span text:style-name="T2">und ein paar optimaler Strategien (p,q) heißt Lösung</text:span></text:p>
            <text:p><text:span text:style-name="T2"/></text:p>
            <text:p><text:span text:style-name="T2">Für festes p wird p^t*M*q minimal, wenn q = e_j &lt;- d.h. wähle minimalen Eintrag aus p^t*M</text:span></text:p>
            <text:p><text:span text:style-name="T2">damit Loomis Satz: W := max_p(min_j(p^t*M*e_j)) = min_q(max_i(e_i^t*M*q))</text:span></text:p>
          </draw:text-box>
        </draw:frame>
        <draw:frame draw:style-name="gr11" draw:text-style-name="P1" draw:layer="layout" svg:width="14.044cm" svg:height="5.027cm" svg:x="1cm" svg:y="15.831cm">
          <draw:text-box>
            <text:p><text:span text:style-name="T1">Strategien</text:span></text:p>
            <text:p><text:span text:style-name="T2">-Zeile i ist optimale Strategie von A, falls sie A's Mindestgewinn: min_j(m_ij) maximiert</text:span></text:p>
            <text:p><text:span text:style-name="T2">-Spalte j ist optimale Strategie von B, falls sie B's Maximalverlust: max_i(m_ij) minimiert</text:span></text:p>
            <text:p><text:span text:style-name="T2">-Wählen also beide optimale Strategien gilt:</text:span></text:p>
            <text:p><text:span text:style-name="T2"><text:tab/></text:span><text:span text:style-name="T2">max_i(min_j(m_ij)) &lt;= Gewinn(A) &lt;= min_j(max_i(m_ij))</text:span></text:p>
            <text:p><text:span text:style-name="T2"/></text:p>
            <text:p><text:span text:style-name="T2">Bei gemischten Strategien A verfolt p und B verfolgt q:</text:span></text:p>
            <text:p><text:span text:style-name="T2">-E[Gewinn(A)] = p^t*M*q</text:span></text:p>
            <text:p><text:span text:style-name="T2">-Strategie von A optimal, wenn min_q(p^t*M*q) maximal</text:span></text:p>
            <text:p><text:span text:style-name="T2">-Strategie von B optimal, wenn max_p(p^t*M*q) minimal</text:span></text:p>
            <text:p><text:span text:style-name="T2">-Wählen beide optimal: </text:span></text:p>
            <text:p><text:span text:style-name="T2"><text:tab/></text:span><text:span text:style-name="T2">max_p(min_q(p^t*M*q)) &lt;= E[Gewinn(A)] &lt;= min_q(max_p(p^t*M*q))</text:span></text:p>
          </draw:text-box>
        </draw:frame>
        <draw:frame draw:style-name="gr12" draw:text-style-name="P1" draw:layer="layout" svg:width="4.935cm" svg:height="3.435cm" svg:x="15.065cm" svg:y="15.831cm">
          <draw:text-box>
            <text:p><text:span text:style-name="T1">WERT</text:span></text:p>
            <text:p><text:span text:style-name="T2">1: (y,z) = Paar der Kinder von x in zufälliger Reihenfolge</text:span></text:p>
            <text:p><text:span text:style-name="T2">2:if (WERT(y) == 1) return 0</text:span></text:p>
            <text:p><text:span text:style-name="T2">3: else return 0 NOR WERT(z)</text:span></text:p>
          </draw:text-box>
        </draw:frame>
        <draw:frame draw:style-name="gr13" draw:text-style-name="P1" draw:layer="layout" svg:width="9.906cm" svg:height="1.445cm" svg:x="1cm" svg:y="20.846cm">
          <draw:text-box>
            <text:p><text:span text:style-name="T1">Wert und Lösung bei reinen Strategien</text:span></text:p>
            <text:p><text:span text:style-name="T2">falls W := min_j(max_i(m_ij)) = max_i(min_j(m_ij))</text:span></text:p>
            <text:p><text:span text:style-name="T2">heißt W wert des spiels und das dazugehörige (i,j) Lösung</text:span></text:p>
          </draw:text-box>
        </draw:frame>
        <draw:frame draw:style-name="gr14" draw:text-style-name="P1" draw:layer="layout" svg:width="9.105cm" svg:height="2.241cm" svg:x="10.906cm" svg:y="20.829cm">
          <draw:text-box>
            <text:p><text:span text:style-name="T1">Yaos Technik</text:span><text:span text:style-name="T2"> Für alle p und q:</text:span></text:p>
            <text:p><text:span text:style-name="T2">min_j p^t*M*e_j &lt;= K_v &lt;= max_i e_i^t*M*q</text:span></text:p>
            <text:p><text:span text:style-name="T2">damit kann die worst-case Laufzeit aller stochastischen Algorithmen durch Laufzeit des schnellsten deterministischen nach unten abgeschätzt werden</text:span></text:p>
          </draw:text-box>
        </draw:frame>
        <draw:frame draw:style-name="gr11" draw:text-style-name="P1" draw:layer="layout" svg:width="11.471cm" svg:height="5.425cm" svg:x="1cm" svg:y="23.106cm">
          <draw:text-box>
            <text:p><text:span text:style-name="T1">Komplexitäten</text:span></text:p>
            <text:p><text:span text:style-name="T2">m_ij ist Laufzeit von A_j(E_i)</text:span></text:p>
            <text:p><text:span text:style-name="T2">max_i(m_ij) ist worst-case Laufzeit von A_j</text:span></text:p>
            <text:p><text:span text:style-name="T2">min_j(max_i(m_ij)) ist deterministische komplexität von P bzgl A =: K_d</text:span></text:p>
            <text:p><text:span text:style-name="T2">min_j(m_ij) ist Laufzeit des schnellsten Algos für E_i</text:span></text:p>
            <text:p><text:span text:style-name="T2">max_i(min_j(m_ij)) ist stochastische Komplexität von P bzgl A =: K_s</text:span></text:p>
            <text:p><text:span text:style-name="T2"/></text:p>
            <text:p><text:span text:style-name="T2">K_s &lt;= K_d</text:span></text:p>
            <text:p><text:span text:style-name="T2"/></text:p>
            <text:p><text:span text:style-name="T2">gemischte Strategien:</text:span></text:p>
            <text:p><text:span text:style-name="T2"><text:tab/></text:span><text:span text:style-name="T2">E[Laufzeit] = p^t*M*q</text:span></text:p>
            <text:p><text:span text:style-name="T2"><text:tab/></text:span><text:span text:style-name="T2">max_p(min_q(p^t*M*q)) heißt Verteilungskomplexität =: K_v</text:span></text:p>
            <text:p><text:span text:style-name="T2"><text:tab/></text:span><text:span text:style-name="T2">K_s &lt;= K_v &lt;= K_d (mit Loomi und Neuman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Link</meta:initial-creator>
    <meta:creation-date>2015-03-30T20:59:32.820540843</meta:creation-date>
    <dc:date>2015-03-30T21:44:00.878347730</dc:date>
    <dc:creator>Maximilian Link</dc:creator>
    <meta:editing-duration>PT13M13S</meta:editing-duration>
    <meta:editing-cycles>3</meta:editing-cycles>
    <meta:generator>LibreOffice/4.3.3.2$Linux_X86_64 LibreOffice_project/430m0$Build-2</meta:generator>
    <meta:document-statistic meta:object-count="16"/>
  </office:meta>
</office:document-meta>
</file>